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3e1f3" officeooo:paragraph-rsid="0003e1f3"/>
    </style:style>
    <style:style style:name="P2" style:family="paragraph" style:parent-style-name="Standard">
      <style:text-properties style:text-underline-style="solid" style:text-underline-width="auto" style:text-underline-color="font-color" officeooo:rsid="0003e1f3" officeooo:paragraph-rsid="0003e1f3"/>
    </style:style>
    <style:style style:name="P3" style:family="paragraph" style:parent-style-name="Standard">
      <style:text-properties officeooo:rsid="0003e1f3" officeooo:paragraph-rsid="00092860"/>
    </style:style>
    <style:style style:name="P4" style:family="paragraph" style:parent-style-name="Standard">
      <style:text-properties officeooo:rsid="0003e1f3" officeooo:paragraph-rsid="000acb96"/>
    </style:style>
    <style:style style:name="P5" style:family="paragraph" style:parent-style-name="Standard">
      <style:text-properties officeooo:rsid="000added" officeooo:paragraph-rsid="000added"/>
    </style:style>
    <style:style style:name="P6" style:family="paragraph" style:parent-style-name="Standard">
      <style:text-properties style:text-underline-style="solid" style:text-underline-width="auto" style:text-underline-color="font-color" officeooo:rsid="000added" officeooo:paragraph-rsid="000adde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6fdd7"/>
    </style:style>
    <style:style style:name="T3" style:family="text">
      <style:text-properties style:font-name="Liberation Serif1" officeooo:rsid="0007b4dc"/>
    </style:style>
    <style:style style:name="T4" style:family="text">
      <style:text-properties style:font-name="Liberation Serif1" officeooo:rsid="0008d13b"/>
    </style:style>
    <style:style style:name="T5" style:family="text">
      <style:text-properties style:font-name="Liberation Serif1" officeooo:rsid="0009286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5bca8"/>
    </style:style>
    <style:style style:name="T8" style:family="text">
      <style:text-properties style:font-name="Liberation Serif" officeooo:rsid="0006b7fd"/>
    </style:style>
    <style:style style:name="T9" style:family="text">
      <style:text-properties style:font-name="Liberation Serif" officeooo:rsid="00084262"/>
    </style:style>
    <style:style style:name="T10" style:family="text">
      <style:text-properties style:text-position="super 58%" style:font-name="Liberation Serif1" officeooo:rsid="00092860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1" officeooo:rsid="00092860"/>
    </style:style>
    <style:style style:name="T13" style:family="text">
      <style:text-properties style:text-position="0% 100%" style:font-name="Liberation Serif1" officeooo:rsid="000acb96"/>
    </style:style>
    <style:style style:name="T14" style:family="text">
      <style:text-properties style:text-position="0% 100%" style:font-name="Liberation Serif1" officeooo:rsid="000c63c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£</text:span><text:span text:style-name="T6">1</text:span></text:p>
      <text:p text:style-name="P1"><text:span text:style-name="T6"><text:s/>@1) </text:span><text:span text:style-name="T7">Locally Weighted Linear Regression thực hiện: </text:span></text:p>
      <text:p text:style-name="P4"><text:span text:style-name="T7"><text:s/></text:span><text:span text:style-name="T8">@2) </text:span><text:span text:style-name="T9">Lựa</text:span><text:span text:style-name="T8"> </text:span><text:span text:style-name="T2">θ </text:span><text:span text:style-name="T3">để tối thiểu giá trị </text:span><text:span text:style-name="T3"><draw:frame draw:style-name="fr1" draw:name="Object1" text:anchor-type="as-char" svg:y="-0.172in" svg:width="1.1102in" svg:height="0.34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</text:span></text:p>
      <text:p text:style-name="P3"><text:span text:style-name="T3"><text:s/></text:span><text:span text:style-name="T4">@3) </text:span><text:span text:style-name="T5">Xuất ra kết quả <text:s/></text:span><text:span text:style-name="T2">θ</text:span><text:span text:style-name="T10">T</text:span><text:span text:style-name="T12">x</text:span></text:p>
      <text:p text:style-name="P3"><text:span text:style-name="T12"><text:s/>@4) </text:span><text:span text:style-name="T13">w(i): non-negative valued weights.</text:span></text:p>
      <text:p text:style-name="P3"><text:span text:style-name="T13"><text:s/>@5) </text:span></text:p>
      <text:p text:style-name="P3"><text:span text:style-name="T13"/></text:p>
      <text:p text:style-name="P6"><text:span text:style-name="T13">E</text:span><text:span text:style-name="T11">1</text:span></text:p>
      <text:p text:style-name="P5"><text:span text:style-name="T11"><text:s/>NE1) </text:span><text:span text:style-name="T14">Intuitively</text:span></text:p>
      <text:p text:style-name="P5"><text:span text:style-name="T14"><text:s/>NE2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fo:background-color="#ddddd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ddd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5:50:36.256000000</meta:creation-date>
    <meta:generator>LibreOffice/6.1.3.2$Windows_X86_64 LibreOffice_project/86daf60bf00efa86ad547e59e09d6bb77c699acb</meta:generator>
    <dc:date>2019-01-02T16:02:11.964000000</dc:date>
    <meta:editing-duration>PT11M5S</meta:editing-duration>
    <meta:editing-cycles>13</meta:editing-cycles>
    <meta:document-statistic meta:table-count="0" meta:image-count="0" meta:object-count="1" meta:page-count="1" meta:paragraph-count="9" meta:word-count="32" meta:character-count="180" meta:non-whitespace-character-count="144"/>
  </office:meta>
</office:document-meta>
</file>

<file path=Object 1/content.xml><?xml version="1.0" encoding="utf-8"?>
<math xmlns="http://www.w3.org/1998/Math/MathML" display="block">
  <semantics>
    <mrow>
      <munder>
        <mo stretchy="false">∑</mo>
        <mi>i</mi>
      </munder>
      <mrow>
        <msup>
          <mi>ω</mi>
          <mrow>
            <mo fence="true" stretchy="false">(</mo>
            <mrow>
              <mi>i</mi>
            </mrow>
            <mo fence="true" stretchy="false">)</mo>
          </mrow>
        </msup>
        <msup>
          <mrow>
            <mo fence="true" stretchy="false">(</mo>
            <mrow>
              <mrow>
                <mrow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θ</mi>
                    <mi>T</mi>
                  </msup>
                </mrow>
                <msup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sum from{i} { ω^{(i)}(y^{(i)}-θ^{T}x^{(i)})^{2}  }</annotation>
  </semantics>
</math>
</file>